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svg:font-family="Time"/>
    <style:font-face style:name="monospace" svg:font-family="monospace, monospace"/>
    <style:font-face style:name="Times New Roman" svg:font-family="'Times New Roman'" style:font-family-generic="roman"/>
    <style:font-face style:name="Times new roman" svg:font-family="'Times new roman'"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a5779" officeooo:paragraph-rsid="001a5779"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20pt" fo:font-weight="bold" officeooo:rsid="001a5779" officeooo:paragraph-rsid="001a577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text-line-through-style="solid" style:text-line-through-type="single" fo:font-size="18pt" fo:font-weight="bold" officeooo:rsid="001a5779" officeooo:paragraph-rsid="001a5779"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text-line-through-style="none" style:text-line-through-type="none" style:text-position="0% 100%" fo:font-size="18pt" fo:font-weight="bold" officeooo:rsid="001a5779" officeooo:paragraph-rsid="001a5779"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text-line-through-style="none" style:text-line-through-type="none" style:text-position="0% 100%" fo:font-size="14pt" fo:font-weight="bold" officeooo:rsid="001be73a" officeooo:paragraph-rsid="001be73a"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5pt" fo:font-weight="bold" officeooo:rsid="001d0d6b" officeooo:paragraph-rsid="001d0d6b"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style:font-name="Times New Roman" fo:font-size="15pt" fo:font-weight="bold" officeooo:rsid="001d0d6b" officeooo:paragraph-rsid="001fcb80"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Times New Roman" fo:font-size="15pt" fo:font-weight="bold" officeooo:rsid="001d0d6b" officeooo:paragraph-rsid="0022d679" style:font-size-asian="15pt" style:font-weight-asian="bold" style:font-size-complex="15pt" style:font-weight-complex="bold"/>
    </style:style>
    <style:style style:name="P9" style:family="paragraph" style:parent-style-name="Standard" style:list-style-name="L3">
      <style:paragraph-properties fo:text-align="start" style:justify-single-word="false"/>
      <style:text-properties style:font-name="Times New Roman" fo:font-size="15pt" fo:font-weight="bold" officeooo:rsid="001d0d6b" officeooo:paragraph-rsid="0022d679"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Times New Roman" fo:font-size="15pt" fo:font-weight="bold" officeooo:rsid="0022d679" officeooo:paragraph-rsid="0022d679"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font-name="Times New Roman" fo:font-size="15pt" fo:font-weight="bold" officeooo:rsid="0023aaba" officeooo:paragraph-rsid="0023aaba" style:font-size-asian="15pt" style:font-weight-asian="bold" style:font-size-complex="15pt" style:font-weight-complex="bold"/>
    </style:style>
    <style:style style:name="P12" style:family="paragraph" style:parent-style-name="Standard">
      <style:paragraph-properties fo:text-align="center" style:justify-single-word="false"/>
      <style:text-properties style:font-name="Times New Roman" fo:font-size="15pt" fo:font-weight="bold" officeooo:rsid="0024a45b" officeooo:paragraph-rsid="0024a45b" style:font-size-asian="15pt" style:font-weight-asian="bold" style:font-size-complex="15pt" style:font-weight-complex="bold"/>
    </style:style>
    <style:style style:name="P13" style:family="paragraph" style:parent-style-name="Standard">
      <style:paragraph-properties fo:text-align="start" style:justify-single-word="false"/>
      <style:text-properties style:font-name="Times New Roman" fo:font-size="15pt" fo:font-weight="bold" officeooo:rsid="0024a45b" officeooo:paragraph-rsid="0024a45b" style:font-size-asian="15pt" style:font-weight-asian="bold" style:font-size-complex="15pt" style:font-weight-complex="bold"/>
    </style:style>
    <style:style style:name="P14" style:family="paragraph" style:parent-style-name="Standard" style:list-style-name="L2">
      <style:paragraph-properties fo:text-align="start" style:justify-single-word="false"/>
      <style:text-properties style:font-name="Times New Roman" fo:font-size="15pt" fo:font-weight="bold" officeooo:rsid="0024a45b" officeooo:paragraph-rsid="0024a45b"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Times New Roman" fo:font-size="15pt" fo:font-weight="bold" officeooo:rsid="00266bcc" officeooo:paragraph-rsid="00266bcc" style:font-size-asian="15pt" style:font-weight-asian="bold" style:font-size-complex="15pt" style:font-weight-complex="bold"/>
    </style:style>
    <style:style style:name="P16" style:family="paragraph" style:parent-style-name="Standard" style:list-style-name="L4">
      <style:paragraph-properties fo:text-align="start" style:justify-single-word="false"/>
      <style:text-properties style:font-name="Times New Roman" fo:font-size="15pt" fo:font-weight="bold" officeooo:rsid="00266bcc" officeooo:paragraph-rsid="00266bcc"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Times New Roman" fo:font-size="15pt" fo:font-weight="bold" officeooo:rsid="00281b1a" officeooo:paragraph-rsid="00281b1a" style:font-size-asian="15pt" style:font-weight-asian="bold" style:font-size-complex="15pt" style:font-weight-complex="bold"/>
    </style:style>
    <style:style style:name="P18" style:family="paragraph" style:parent-style-name="Title">
      <style:text-properties style:font-name="Times New Roman"/>
    </style:style>
    <style:style style:name="P19" style:family="paragraph" style:parent-style-name="Preformatted_20_Text">
      <style:paragraph-properties fo:text-align="start" style:justify-single-word="false"/>
      <style:text-properties fo:font-variant="normal" fo:text-transform="none" fo:color="#000000" style:font-name="Times new roman" fo:font-size="12pt" fo:letter-spacing="normal" fo:font-style="normal" fo:font-weight="normal" officeooo:rsid="0022d679" officeooo:paragraph-rsid="0022d679" style:font-size-asian="12pt" style:font-weight-asian="bold" style:font-size-complex="12pt" style:font-weight-complex="bold"/>
    </style:style>
    <style:style style:name="P20" style:family="paragraph" style:parent-style-name="Preformatted_20_Text">
      <loext:graphic-properties draw:fill="solid" draw:fill-color="#f8f9fa" draw:opacity="100%"/>
      <style:paragraph-properties fo:margin-top="0in" fo:margin-bottom="0.1965in" loext:contextual-spacing="false" fo:line-height="130%" fo:orphans="2" fo:widows="2" fo:background-color="#f8f9fa" fo:padding="0.0193in" fo:border="0.06pt solid #eaecf0"/>
      <style:text-properties fo:font-variant="normal" fo:text-transform="none" fo:color="#000000" style:font-name="Times new roman" fo:font-size="12pt" fo:letter-spacing="normal" fo:font-style="normal" fo:font-weight="normal" style:font-size-asian="12pt" style:font-size-complex="12pt"/>
    </style:style>
    <style:style style:name="P21" style:family="paragraph" style:parent-style-name="Preformatted_20_Text">
      <loext:graphic-properties draw:fill="solid" draw:fill-color="#f8f9fa" draw:opacity="100%"/>
      <style:paragraph-properties fo:line-height="130%" fo:orphans="2" fo:widows="2" fo:background-color="#f8f9fa" fo:padding="0.0193in" fo:border="0.06pt solid #eaecf0"/>
      <style:text-properties fo:font-variant="normal" fo:text-transform="none" fo:color="#000000" style:font-name="Times new roman" fo:font-size="12pt" fo:letter-spacing="normal" style:font-size-asian="12pt" style:font-size-complex="12pt"/>
    </style:style>
    <style:style style:name="P22" style:family="paragraph" style:parent-style-name="Preformatted_20_Text">
      <loext:graphic-properties draw:fill="solid" draw:fill-color="#f8f9fa" draw:opacity="100%"/>
      <style:paragraph-properties fo:line-height="130%" fo:orphans="2" fo:widows="2" fo:background-color="#f8f9fa" fo:padding="0.0193in" fo:border="0.06pt solid #eaecf0"/>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officeooo:rsid="001be73a"/>
    </style:style>
    <style:style style:name="T2" style:family="text">
      <style:text-properties fo:font-size="13pt" fo:font-weight="normal" style:font-size-asian="11.3500003814697pt" style:font-weight-asian="normal" style:font-size-complex="13pt" style:font-weight-complex="normal"/>
    </style:style>
    <style:style style:name="T3" style:family="text">
      <style:text-properties fo:font-size="13pt" fo:font-weight="normal" officeooo:rsid="001df2e0" style:font-size-asian="11.3500003814697pt" style:font-weight-asian="normal" style:font-size-complex="13pt" style:font-weight-complex="normal"/>
    </style:style>
    <style:style style:name="T4" style:family="text">
      <style:text-properties fo:font-size="13pt" fo:font-weight="normal" officeooo:rsid="0021427c" style:font-size-asian="11.3500003814697pt" style:font-weight-asian="normal" style:font-size-complex="13pt" style:font-weight-complex="normal"/>
    </style:style>
    <style:style style:name="T5" style:family="text">
      <style:text-properties fo:font-size="13pt" fo:font-weight="normal" officeooo:rsid="0021c9be" style:font-size-asian="11.3500003814697pt" style:font-weight-asian="normal" style:font-size-complex="13pt" style:font-weight-complex="normal"/>
    </style:style>
    <style:style style:name="T6" style:family="text">
      <style:text-properties fo:font-size="13pt" fo:font-weight="normal" officeooo:rsid="0022d679" style:font-size-asian="11.3500003814697pt" style:font-weight-asian="normal" style:font-size-complex="13pt" style:font-weight-complex="normal"/>
    </style:style>
    <style:style style:name="T7" style:family="text">
      <style:text-properties fo:font-size="13pt" fo:font-weight="normal" officeooo:rsid="0023aaba" style:font-size-asian="11.3500003814697pt" style:font-weight-asian="normal" style:font-size-complex="13pt" style:font-weight-complex="normal"/>
    </style:style>
    <style:style style:name="T8" style:family="text">
      <style:text-properties fo:font-size="13pt" fo:font-weight="normal" officeooo:rsid="0024a45b" style:font-size-asian="11.3500003814697pt" style:font-weight-asian="normal" style:font-size-complex="13pt" style:font-weight-complex="normal"/>
    </style:style>
    <style:style style:name="T9" style:family="text">
      <style:text-properties fo:font-size="13pt" fo:font-weight="normal" officeooo:rsid="00266bcc" style:font-size-asian="11.3500003814697pt" style:font-weight-asian="normal" style:font-size-complex="13pt" style:font-weight-complex="normal"/>
    </style:style>
    <style:style style:name="T10" style:family="text">
      <style:text-properties fo:font-size="13pt" fo:font-weight="normal" officeooo:rsid="00281b1a" style:font-size-asian="11.3500003814697pt" style:font-weight-asian="normal" style:font-size-complex="13pt" style:font-weight-complex="normal"/>
    </style:style>
    <style:style style:name="T11" style:family="text">
      <style:text-properties officeooo:rsid="001fcb80"/>
    </style:style>
    <style:style style:name="T12" style:family="text">
      <style:text-properties loext:padding="0in" loext:border="none"/>
    </style:style>
    <style:style style:name="T13" style:family="text">
      <style:text-properties fo:font-style="normal" fo:font-weight="normal"/>
    </style:style>
    <style:style style:name="T14" style:family="text">
      <style:text-properties fo:font-style="normal" fo:font-weight="normal" loext:padding="0in" loext:border="none"/>
    </style:style>
    <style:style style:name="T15" style:family="text">
      <style:text-properties fo:color="#666666"/>
    </style:style>
    <style:style style:name="T16" style:family="text">
      <style:text-properties fo:color="#666666" fo:font-style="normal" fo:font-weight="normal"/>
    </style:style>
    <style:style style:name="T17" style:family="text">
      <style:text-properties fo:color="#008000" fo:font-weight="bold"/>
    </style:style>
    <style:style style:name="T18" style:family="text">
      <style:text-properties fo:color="#008000" fo:font-style="normal" fo:font-weight="bold"/>
    </style:style>
    <style:style style:name="T19" style:family="text">
      <style:text-properties style:font-weight-asian="normal" style:font-weight-complex="normal"/>
    </style:style>
    <style:style style:name="T20" style:family="text">
      <style:text-properties style:font-weight-asian="normal" style:font-weight-complex="normal" loext:padding="0in"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lgorytm Taboo Search w problemie optymalizacji kosztów dla pracy <text:span text:style-name="T1">sieci </text:span>generatorów energii elektrycznej.</text:p>
      <text:p text:style-name="P4"/>
      <text:p text:style-name="P4"/>
      <text:p text:style-name="P4"/>
      <text:p text:style-name="P4"/>
      <text:p text:style-name="P4"/>
      <text:p text:style-name="P4"/>
      <text:p text:style-name="P5">Spis treści:</text:p>
      <text:p text:style-name="P5"><text:tab/>1. Nakreślenie problemu.</text:p>
      <text:p text:style-name="P5"><text:tab/>2. Algorytm Taboo Search.</text:p>
      <text:p text:style-name="P5"><text:tab/>3. </text:p>
      <text:p text:style-name="P1"/>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1. Nakreślenie problemu:</text:p>
      <text:p text:style-name="P6"><text:tab/><text:span text:style-name="T2">Problem optmalizacji zakłada poszukiwanie czasowego rozkładu działania przyjętego zestawu </text:span><text:span text:style-name="T3">dostępnych </text:span><text:span text:style-name="T2">generatorów energii elektrycznej, tak by </text:span><text:span text:style-name="T3">możliwie jak najniższym kosztem </text:span><text:span text:style-name="T2">zaspokajane zostawało określane w pewnym przedziale czasowym zapotrzebowanie na ten zasób. Każdy generator ma określon</text:span><text:span text:style-name="T3">e przedziały czasowe, w których pracuje, a posiada on takie parametry jak </text:span><text:span text:style-name="T2">moc, jaką jest w stanie wytwarzać, koszt jednostkowy energii, czy minimalny czas działania, zdeterminowany rozmiarami samego generatora (nie będącymi </text:span><text:span text:style-name="T3">ujętymi w ramach modelu</text:span><text:span text:style-name="T2">), czy jego kosztami rozruchu. </text:span><text:span text:style-name="T3">Dodatkowo istnieje możliwość kupowania energii elektrycznej z sieci, od innych państw / jednostek administracyjnych. Ważnym w wymiarze zachodzących zmian w bilansach elektrycznych państw czynnikiem jest rodzaj wytwarzanej energii, dlatego w ujęciu modelu użyty został parametr determinujący minimalny odsetek uzyskanego prądu przy użyciu źródeł niskoemisyjnych. <text:s/></text:span></text:p>
      <text:p text:style-name="P6"><text:span text:style-name="T3"><text:s/></text:span></text:p>
      <text:p text:style-name="P7"><text:span text:style-name="T11">2. Algorytm Taboo Search:</text:span></text:p>
      <text:p text:style-name="P7"><text:tab/><text:span text:style-name="T4">Algorytm taboo search jest metaheurystyką stosowaną do rozwiązywania problemów optymalizacji. Kolejne iteracje algorytmu </text:span><text:span text:style-name="T5">wybierają tak zwane “sąsiedztwo” rozwiązania, będące zbiorem możliwych rozwiązań z wprowadzoną pewną modyfikacją (w najlepszym przypadku zdradzającą pewną prawidłowość, w przeciwnym wypadku nawet losową). Spośród nich wybierane jest najlepsze, porównywane ostatecznie z aktualnie najlepszym rozwiązaniem globalnym. Po przeprowadzonej procedurze generacji rozwiązań w ramach sąsiedztwa, </text:span><text:span text:style-name="T6">jest ono wkładane do tak zwanej “tablicy taboo”. Jest to tablica przechowująca na pewien czas (liczbę iteracji algorytmu) lub do momentu spełnienia pewnego ustalonego warunku (kryterium aspiracji) sprawdzone sąsiedztwa celem uniknięcia zapętlenia algorytmu bez poprawienia elementów mogących uchodzić za “gorsze” w ramach przyjętych wyznaczników.</text:span></text:p>
      <text:p text:style-name="P7"><text:span text:style-name="T6"/></text:p>
      <text:p text:style-name="P10"><text:span text:style-name="T2">Pseudokod: </text:span></text:p>
      <text:p text:style-name="P10"><text:span text:style-name="T2"/></text:p>
      <text:p text:style-name="P19"><text:span text:style-name="T19"><text:s text:c="2"/>1 sBest </text:span><text:span text:style-name="T20">←</text:span><text:span text:style-name="T19"> s0</text:span></text:p>
      <text:p text:style-name="P21"><text:s/><text:span text:style-name="T13">2 bestCandidate </text:span><text:span text:style-name="T14">←</text:span><text:span text:style-name="T13"> s0</text:span></text:p>
      <text:p text:style-name="P21"><text:s/><text:span text:style-name="T13">3 tabuList </text:span><text:span text:style-name="T14">←</text:span><text:span text:style-name="T13"> []</text:span></text:p>
      <text:p text:style-name="P21"><text:s/><text:span text:style-name="T13">4 tabuList</text:span><text:span text:style-name="T16">.</text:span><text:span text:style-name="T13">push(s0)</text:span></text:p>
      <text:p text:style-name="P21"><text:s/><text:span text:style-name="T13">5 </text:span><text:span text:style-name="T18">while</text:span><text:span text:style-name="T13"> (</text:span><text:span text:style-name="T18">not</text:span><text:span text:style-name="T13"> stoppingCondition())</text:span></text:p>
      <text:p text:style-name="P21"><text:s/><text:span text:style-name="T13">6 <text:s text:c="4"/>sNeighborhood </text:span><text:span text:style-name="T14">←</text:span><text:span text:style-name="T13"> getNeighbors(bestCandidate)</text:span></text:p>
      <text:p text:style-name="P21"><text:s/><text:span text:style-name="T13">7 <text:s text:c="4"/>bestCandidate </text:span><text:span text:style-name="T14">←</text:span><text:span text:style-name="T13"> sNeighborhood[</text:span><text:span text:style-name="T16">0</text:span><text:span text:style-name="T13">]</text:span></text:p>
      <text:p text:style-name="P21"><text:s/><text:span text:style-name="T13">8 <text:s text:c="4"/></text:span><text:span text:style-name="T18">for</text:span><text:span text:style-name="T13"> (sCandidate </text:span><text:span text:style-name="T18">in</text:span><text:span text:style-name="T13"> sNeighborhood)</text:span></text:p>
      <text:p text:style-name="P21"><text:s/><text:span text:style-name="T13">9 <text:s text:c="8"/></text:span><text:span text:style-name="T18">if</text:span><text:span text:style-name="T13"> ( (</text:span><text:span text:style-name="T18">not</text:span><text:span text:style-name="T13"> tabuList</text:span><text:span text:style-name="T16">.</text:span><text:span text:style-name="T13">contains(sCandidate)) </text:span><text:span text:style-name="T18">and</text:span><text:span text:style-name="T13"> (fitness(sCandidate) </text:span><text:span text:style-name="T16">&gt;</text:span><text:span text:style-name="T13"> fitness(bestCandidate)) )</text:span></text:p>
      <text:p text:style-name="P22">10 <text:s text:c="12"/>bestCandidate <text:span text:style-name="T12">←</text:span> sCandidate</text:p>
      <text:p text:style-name="P22">11 <text:s text:c="8"/><text:span text:style-name="T17">end</text:span></text:p>
      <text:p text:style-name="P22">12 <text:s text:c="4"/><text:span text:style-name="T17">end</text:span></text:p>
      <text:p text:style-name="P22">13 <text:s text:c="4"/><text:span text:style-name="T17">if</text:span> (fitness(bestCandidate) <text:span text:style-name="T15">&gt;</text:span> fitness(sBest))</text:p>
      <text:p text:style-name="P22">14 <text:s text:c="8"/>sBest <text:span text:style-name="T12">←</text:span> bestCandidate</text:p>
      <text:p text:style-name="P22">15 <text:s text:c="4"/><text:span text:style-name="T17">end</text:span></text:p>
      <text:p text:style-name="P22"><text:soft-page-break/>16 <text:s text:c="4"/>tabuList<text:span text:style-name="T15">.</text:span>push(bestCandidate)</text:p>
      <text:p text:style-name="P22">17 <text:s text:c="4"/><text:span text:style-name="T17">if</text:span> (tabuList<text:span text:style-name="T15">.</text:span>size <text:span text:style-name="T15">&gt;</text:span> maxTabuSize)</text:p>
      <text:p text:style-name="P22">18 <text:s text:c="8"/>tabuList<text:span text:style-name="T15">.</text:span>removeFirst()</text:p>
      <text:p text:style-name="P22">19 <text:s text:c="4"/><text:span text:style-name="T17">end</text:span></text:p>
      <text:p text:style-name="P22">20 <text:span text:style-name="T17">end</text:span></text:p>
      <text:p text:style-name="P20">21 return sBest</text:p>
      <text:p text:style-name="P8"><text:span text:style-name="T11">2. Model problemu w oparciu o algorytm Taboo Search:</text:span></text:p>
      <text:p text:style-name="P8"><text:tab/><text:span text:style-name="T7">Program został napisany w języku Python 3.7, środowisku PyCharm2019 Professional Edition. Dodatkowymi bibliotekami użytymi w kodzie byly:</text:span></text:p>
      <text:p text:style-name="P8"><text:span text:style-name="T7"/></text:p>
      <text:list xml:id="list1815527430" text:style-name="L3">
        <text:list-item>
          <text:p text:style-name="P9"><text:span text:style-name="T7"><text:s/>datatime : Sprawdzanie czasu wykonywania algorytmu</text:span></text:p>
        </text:list-item>
        <text:list-item>
          <text:p text:style-name="P9"><text:span text:style-name="T7"><text:s/>random: Generacja liczb losowych</text:span></text:p>
        </text:list-item>
        <text:list-item>
          <text:p text:style-name="P9"><text:span text:style-name="T7"><text:s/>numpy: Operacje wykonywane na macierzach i wektorach</text:span></text:p>
        </text:list-item>
        <text:list-item>
          <text:p text:style-name="P9"><text:span text:style-name="T7"><text:s/>pandas: Odczytywanie danych</text:span></text:p>
        </text:list-item>
        <text:list-item>
          <text:p text:style-name="P9"><text:span text:style-name="T7"><text:s/>matplotlib: Wykresy</text:span></text:p>
        </text:list-item>
      </text:list>
      <text:p text:style-name="P8"><text:span text:style-name="T7"/></text:p>
      <text:p text:style-name="P11"><text:span text:style-name="T2">Ponadto w trakcie wykonywania projektu wykorzystywano system kontroli wersji GitHub.</text:span></text:p>
      <text:p text:style-name="P11"><text:span text:style-name="T2"/></text:p>
      <text:p text:style-name="P11"><text:span text:style-name="T2">Dane dotyczące mocy generatorów, kosztów ich eksploatacji, minimalnych czasów działania, a także zapotrzebowania energetycznego pobrane zostały z (#TODO) celem wprowadzenia problemu na poziom możliwie rzeczywistych zagadnień. </text:span><text:span text:style-name="T8">Reprezentacja danych wejściowych została dostosowana do ram algorytmu Taboo Search. W ten sposób niech:</text:span></text:p>
      <text:p text:style-name="P11"><text:span text:style-name="T8"/></text:p>
      <text:list xml:id="list1627630097" text:style-name="L2">
        <text:list-item>
          <text:p text:style-name="P14"><text:span text:style-name="T2">power_production – potencjalna moc wytwarzana przy pomocy danego generatora w każdym momencie.</text:span></text:p>
        </text:list-item>
        <text:list-item>
          <text:p text:style-name="P14"><text:span text:style-name="T2">production_cost – cena energii wytwarzanej przy pomocy danego generatora.</text:span></text:p>
        </text:list-item>
        <text:list-item>
          <text:p text:style-name="P14"><text:span text:style-name="T2">startup_cost – koszt rozruchu generatora.</text:span></text:p>
        </text:list-item>
        <text:list-item>
          <text:p text:style-name="P14"><text:span text:style-name="T2">minimal_working_time – minimalny czas pracy generatora.</text:span></text:p>
        </text:list-item>
        <text:list-item>
          <text:p text:style-name="P14"><text:span text:style-name="T2">renewable – parametr logiczny sygnalizujący, czy dane źródło jest niskoemisyjne.</text:span></text:p>
        </text:list-item>
        <text:list-item>
          <text:p text:style-name="P14"><text:span text:style-name="T2">ID – identyfikator generatora.</text:span></text:p>
        </text:list-item>
      </text:list>
      <text:p text:style-name="P13"><text:span text:style-name="T2"/></text:p>
      <text:p text:style-name="P13"><text:span text:style-name="T2">Jest to zbiór cech każdego generatora, który staje się szóstką:</text:span></text:p>
      <text:p text:style-name="P13"><text:span text:style-name="T2"/></text:p>
      <text:p text:style-name="P12"><text:span text:style-name="T9">G</text:span><text:span text:style-name="T2">enerator </text:span><text:span text:style-name="T9">=</text:span><text:span text:style-name="T2"> (power_production, production_cost…)</text:span></text:p>
      <text:p text:style-name="P12"><text:span text:style-name="T2"/></text:p>
      <text:p text:style-name="P13"><text:span text:style-name="T2">Dodatkowo wprowadzono:</text:span></text:p>
      <text:p text:style-name="P13"><text:span text:style-name="T2"/></text:p>
      <text:list xml:id="list868540687" text:style-name="L4">
        <text:list-item>
          <text:p text:style-name="P16"><text:span text:style-name="T2">work_matrix – macierz boolowska mówiąca o aktywności danego generatora w określonym momencie.</text:span></text:p>
        </text:list-item>
        <text:list-item>
          <text:p text:style-name="P16"><text:span text:style-name="T2">renewable_quota – oczekiwany odsetek energii uzyskanej ze źródeł niskoemisyjnych.</text:span></text:p>
        </text:list-item>
        <text:list-item>
          <text:p text:style-name="P16"><text:span text:style-name="T2">generators – wektor obiektów klasy Generator</text:span></text:p>
          <text:p text:style-name="P16"><text:span text:style-name="T2"/></text:p>
        </text:list-item>
        <text:list-item>
          <text:p text:style-name="P16"><text:soft-page-break/><text:span text:style-name="T2">penalty – kara za niespełnienie wymogu uzyskania progu energii odnawialnej.</text:span></text:p>
        </text:list-item>
        <text:list-item>
          <text:p text:style-name="P16"><text:span text:style-name="T2">grid_cost – cena zakupu energii z sieci.</text:span></text:p>
        </text:list-item>
        <text:list-item>
          <text:p text:style-name="P16"><text:span text:style-name="T2">power_requirement – wektor zapotrzebowania energetycznego (w przyjętym scenariuszu jednostką podstawową była godzina).</text:span></text:p>
        </text:list-item>
      </text:list>
      <text:p text:style-name="P15"><text:span text:style-name="T2"/></text:p>
      <text:p text:style-name="P17"><text:span text:style-name="T2">Rozwiązanie dopuszczalne jest zatem klasą w postaci szóstki :</text:span></text:p>
      <text:p text:style-name="P17"><text:span text:style-name="T2"/></text:p>
      <text:p text:style-name="P12"><text:span text:style-name="T10">Solution</text:span><text:span text:style-name="T2"> = (</text:span><text:span text:style-name="T10">generators,work_matrix,...</text:span><text:span text:style-name="T2">)</text:span></text:p>
      <text:p text:style-name="P10"><text:span text:style-name="T2"/></text:p>
      <text:p text:style-name="P17"><text:span text:style-name="T2">Funkcja celu jest zbiorowym kosztem działania wszystkich generatorów na przyjętym przedziale czasowym.</text:span></text:p>
      <text:p text:style-name="P17"><text:span text:style-name="T2"/></text:p>
      <text:p text:style-name="P17"><text:span text:style-name="T2">Sąsiedztwo wyznaczane 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 svg:font-family="Time"/>
    <style:font-face style:name="monospace" svg:font-family="monospace, monospace"/>
    <style:font-face style:name="Times New Roman" svg:font-family="'Times New Roman'" style:font-family-generic="roman"/>
    <style:font-face style:name="Times new roman" svg:font-family="'Times new roman'"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7:45:16.695116369</meta:creation-date>
    <dc:date>2020-01-25T19:49:29.237328205</dc:date>
    <meta:editing-duration>PT1S</meta:editing-duration>
    <meta:editing-cycles>1</meta:editing-cycles>
    <meta:document-statistic meta:table-count="0" meta:image-count="0" meta:object-count="0" meta:page-count="4" meta:paragraph-count="61" meta:word-count="573" meta:character-count="4643" meta:non-whitespace-character-count="4029"/>
    <meta:generator>LibreOffice/6.2.8.2$Linux_X86_64 LibreOffice_project/20$Build-2</meta:generator>
  </office:meta>
</office:document-meta>
</file>